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TableColumn5" style:family="table-column">
      <style:table-column-properties style:column-width="0.293in"/>
    </style:style>
    <style:style style:name="TableColumn6" style:family="table-column">
      <style:table-column-properties style:column-width="0.5243in"/>
    </style:style>
    <style:style style:name="TableColumn7" style:family="table-column">
      <style:table-column-properties style:column-width="1.518in"/>
    </style:style>
    <style:style style:name="TableColumn8" style:family="table-column">
      <style:table-column-properties style:column-width="3.0048in"/>
    </style:style>
    <style:style style:name="TableColumn9" style:family="table-column">
      <style:table-column-properties style:column-width="1.1527in"/>
    </style:style>
    <style:style style:name="Table4" style:family="table">
      <style:table-properties style:width="6.493in" fo:margin-left="0in" table:align="left"/>
    </style:style>
    <style:style style:name="TableRow10" style:family="table-row">
      <style:table-row-properties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text-properties fo:font-weight="bold" style:font-weight-asian="bold" style:font-weight-complex="bold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text-properties fo:font-weight="bold" style:font-weight-asian="bold" style:font-weight-complex="bold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text-properties fo:font-weight="bold" style:font-weight-asian="bold" style:font-weight-complex="bold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text-properties fo:font-weight="bold" style:font-weight-asian="bold" style:font-weight-complex="bold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text-properties fo:font-weight="bold" style:font-weight-asian="bold" style:font-weight-complex="bold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T26" style:parent-style-name="DefaultParagraphFont" style:family="text">
      <style:text-properties fo:font-style="italic" style:font-style-asian="italic" style:font-style-complex="italic"/>
    </style:style>
    <style:style style:name="P27" style:parent-style-name="Normal" style:family="paragraph">
      <style:text-properties fo:font-style="italic" style:font-style-asian="italic" style:font-style-complex="italic"/>
    </style:style>
    <style:style style:name="T28" style:parent-style-name="Hyperlink" style:family="text">
      <style:text-properties fo:font-style="italic" style:font-style-asian="italic" style:font-style-complex="italic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T35" style:parent-style-name="DefaultParagraphFont" style:family="text">
      <style:text-properties fo:font-style="italic" style:font-style-asian="italic" style:font-style-complex="italic"/>
    </style:style>
    <style:style style:name="P36" style:parent-style-name="Normal" style:family="paragraph">
      <style:text-properties fo:font-style="italic" style:font-style-asian="italic" style:font-style-complex="italic"/>
    </style:style>
    <style:style style:name="T37" style:parent-style-name="Hyperlink" style:family="text">
      <style:text-properties fo:font-style="italic" style:font-style-asian="italic" style:font-style-complex="italic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T44" style:parent-style-name="DefaultParagraphFont" style:family="text">
      <style:text-properties fo:font-style="italic" style:font-style-asian="italic" style:font-style-complex="italic"/>
    </style:style>
    <style:style style:name="P45" style:parent-style-name="Normal" style:family="paragraph">
      <style:text-properties fo:font-style="italic" style:font-style-asian="italic" style:font-style-complex="italic"/>
    </style:style>
    <style:style style:name="T46" style:parent-style-name="Hyperlink" style:family="text">
      <style:text-properties fo:font-style="italic" style:font-style-asian="italic" style:font-style-complex="italic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text-properties fo:font-weight="bold" style:font-weight-asian="bold" style:font-weight-complex="bold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T54" style:parent-style-name="DefaultParagraphFont" style:family="text">
      <style:text-properties fo:font-style="italic" style:font-style-asian="italic" style:font-style-complex="italic"/>
    </style:style>
    <style:style style:name="T55" style:parent-style-name="Hyperlink" style:family="text">
      <style:text-properties fo:font-style="italic" style:font-style-asian="italic" style:font-style-complex="italic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7" style:family="table-row">
      <style:table-row-properties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T62" style:parent-style-name="DefaultParagraphFont" style:family="text">
      <style:text-properties fo:font-style="italic" style:font-style-asian="italic" style:font-style-complex="italic"/>
    </style:style>
    <style:style style:name="P63" style:parent-style-name="Normal" style:family="paragraph">
      <style:text-properties fo:font-style="italic" style:font-style-asian="italic" style:font-style-complex="italic"/>
    </style:style>
    <style:style style:name="P64" style:parent-style-name="Normal" style:family="paragraph">
      <style:text-properties fo:font-style="italic" style:font-style-asian="italic" style:font-style-complex="italic"/>
    </style:style>
    <style:style style:name="P65" style:parent-style-name="Normal" style:family="paragraph">
      <style:text-properties fo:font-style="italic" style:font-style-asian="italic" style:font-style-complex="italic"/>
    </style:style>
    <style:style style:name="T66" style:parent-style-name="Hyperlink" style:family="text">
      <style:text-properties fo:font-style="italic" style:font-style-asian="italic" style:font-style-complex="italic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line-height="106%"/>
    </style:style>
    <style:style style:name="TableRow69" style:family="table-row">
      <style:table-row-properties style:min-row-height="0.2083in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T74" style:parent-style-name="DefaultParagraphFont" style:family="text">
      <style:text-properties fo:font-style="italic" style:font-style-asian="italic" style:font-style-complex="italic"/>
    </style:style>
    <style:style style:name="T75" style:parent-style-name="Hyperlink" style:family="text">
      <style:text-properties fo:font-style="italic" style:font-style-asian="italic" style:font-style-complex="italic"/>
    </style:style>
    <style:style style:name="T76" style:parent-style-name="DefaultParagraphFont" style:family="text">
      <style:text-properties fo:font-style="italic" style:font-style-asian="italic" style:font-style-complex="italic"/>
    </style:style>
    <style:style style:name="P77" style:parent-style-name="Normal" style:family="paragraph">
      <style:text-properties fo:font-style="italic" style:font-style-asian="italic" style:font-style-complex="italic"/>
    </style:style>
    <style:style style:name="T78" style:parent-style-name="Hyperlink" style:family="text">
      <style:text-properties fo:font-style="italic" style:font-style-asian="italic" style:font-style-complex="italic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0" style:family="table-row">
      <style:table-row-properties style:min-row-height="0.2083in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T85" style:parent-style-name="DefaultParagraphFont" style:family="text">
      <style:text-properties fo:font-style="italic" style:font-style-asian="italic" style:font-style-complex="italic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line-height="106%"/>
      <style:text-properties fo:font-weight="bold" style:font-weight-asian="bold" style:font-weight-complex="bold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text-properties fo:font-weight="bold" style:font-weight-asian="bold" style:font-weight-complex="bold"/>
    </style:style>
    <style:style style:name="TableRow95" style:family="table-row">
      <style:table-row-properties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01" style:family="table-row">
      <style:table-row-properties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</office:automatic-styles>
  <office:body>
    <office:text text:use-soft-page-breaks="true">
      <text:p text:style-name="P1">ENGR-E 399/599: Microelectronics Radiation Effects and Reliability</text:p>
      <text:p text:style-name="P2">Fall 2024</text:p>
      <text:p text:style-name="P3">Schedule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#</text:p>
          </table:table-cell>
          <table:table-cell table:style-name="TableCell13">
            <text:p text:style-name="P14">Date</text:p>
          </table:table-cell>
          <table:table-cell table:style-name="TableCell15">
            <text:p text:style-name="P16">Lecture</text:p>
          </table:table-cell>
          <table:table-cell table:style-name="TableCell17">
            <text:p text:style-name="P18">Material</text:p>
          </table:table-cell>
          <table:table-cell table:style-name="TableCell19">
            <text:p text:style-name="P20">Assignments Due</text:p>
          </table:table-cell>
        </table:table-row>
        <table:table-row table:style-name="TableRow21">
          <table:table-cell table:style-name="TableCell22">
            <text:p text:style-name="Normal">1</text:p>
          </table:table-cell>
          <table:table-cell table:style-name="TableCell23">
            <text:p text:style-name="Normal">8/27</text:p>
          </table:table-cell>
          <table:table-cell table:style-name="TableCell24">
            <text:p text:style-name="Normal">Syllabus Review</text:p>
            <text:p text:style-name="Normal">1.0 – Introduction Part 1 (Slides 1-11)</text:p>
          </table:table-cell>
          <table:table-cell table:style-name="TableCell25">
            <text:p text:style-name="Normal"><text:span text:style-name="T26">Reading:</text:span><text:s/>N/A</text:p>
            <text:p text:style-name="P27"/>
            <text:p text:style-name="Normal"><text:a xlink:href="https://1751071.kaf.kaltura.com/browseandembed/index/media/entryid/1_j6djcebr/showDescription/false/showTitle/false/showTags/false/showDuration/false/showOwner/false/showUploadDate/false/playerSize/400x285/playerSkin/26683571/" office:target-frame-name="_top" xlink:show="replace"><text:span text:style-name="T28">Lecture Video</text:span></text:a></text:p>
          </table:table-cell>
          <table:table-cell table:style-name="TableCell29">
            <text:p text:style-name="Normal">N/A</text:p>
          </table:table-cell>
        </table:table-row>
        <table:table-row table:style-name="TableRow30">
          <table:table-cell table:style-name="TableCell31">
            <text:p text:style-name="Normal">2</text:p>
          </table:table-cell>
          <table:table-cell table:style-name="TableCell32">
            <text:p text:style-name="Normal">8/29</text:p>
          </table:table-cell>
          <table:table-cell table:style-name="TableCell33">
            <text:p text:style-name="Normal">1.0 – Introduction Part 2 (Slides 12-25)</text:p>
          </table:table-cell>
          <table:table-cell table:style-name="TableCell34">
            <text:p text:style-name="Normal"><text:span text:style-name="T35">Reading:<text:s/></text:span>TI Handbook: Chp. 1, pg. 4-7</text:p>
            <text:p text:style-name="P36"/>
            <text:p text:style-name="Normal"><text:a xlink:href="https://1751071.kaf.kaltura.com/browseandembed/index/media/entryid/1_odvdmfqf/showDescription/false/showTitle/false/showTags/false/showDuration/false/showOwner/false/showUploadDate/false/playerSize/400x285/playerSkin/26683571/" office:target-frame-name="_top" xlink:show="replace"><text:span text:style-name="T37">Lecture Video</text:span></text:a></text:p>
          </table:table-cell>
          <table:table-cell table:style-name="TableCell38">
            <text:p text:style-name="Normal">N/A</text:p>
          </table:table-cell>
        </table:table-row>
        <table:table-row table:style-name="TableRow39">
          <table:table-cell table:style-name="TableCell40">
            <text:p text:style-name="Normal">3</text:p>
          </table:table-cell>
          <table:table-cell table:style-name="TableCell41">
            <text:p text:style-name="Normal">9/3</text:p>
          </table:table-cell>
          <table:table-cell table:style-name="TableCell42">
            <text:p text:style-name="Normal">1.0 – Introduction Part 3 (Slides 26-45)</text:p>
          </table:table-cell>
          <table:table-cell table:style-name="TableCell43">
            <text:p text:style-name="Normal"><text:span text:style-name="T44">Reading:</text:span><text:s/>TI Handbook: Chp. 1, pg. 7-24</text:p>
            <text:p text:style-name="P45"/>
            <text:p text:style-name="Normal"><text:a xlink:href="https://1751071.kaf.kaltura.com/browseandembed/index/media/entryid/1_vsfphnht/showDescription/false/showTitle/false/showTags/false/showDuration/false/showOwner/false/showUploadDate/false/playerSize/400x285/playerSkin/26683571/" office:target-frame-name="_top" xlink:show="replace"><text:span text:style-name="T46">Lecture Video</text:span></text:a></text:p>
          </table:table-cell>
          <table:table-cell table:style-name="TableCell47">
            <text:p text:style-name="P48">Pre-Experience Reflection (Canvas)</text:p>
          </table:table-cell>
        </table:table-row>
        <table:table-row table:style-name="TableRow49">
          <table:table-cell table:style-name="TableCell50">
            <text:p text:style-name="Normal">4</text:p>
          </table:table-cell>
          <table:table-cell table:style-name="TableCell51">
            <text:p text:style-name="Normal">9/5</text:p>
          </table:table-cell>
          <table:table-cell table:style-name="TableCell52">
            <text:p text:style-name="Normal">2.0 – Radiation Environments Part 1 – Alex Boyd (Slides 1-15)</text:p>
            <text:p text:style-name="Normal">2.1 – Derived Requirements Part 1 – Robert Reed (Slides 1-23)</text:p>
            <text:p text:style-name="Normal"/>
          </table:table-cell>
          <table:table-cell table:style-name="TableCell53">
            <text:p text:style-name="Normal"><text:span text:style-name="T54">Reading:<text:s/></text:span>TI Handbook: Chp. 2, pg. 25-28</text:p>
            <text:p text:style-name="Normal"/>
            <text:p text:style-name="Normal"><text:a xlink:href="https://1751071.kaf.kaltura.com/browseandembed/index/media/entryid/1_am22e6q1/showDescription/false/showTitle/false/showTags/false/showDuration/false/showOwner/false/showUploadDate/false/playerSize/400x285/playerSkin/26683571/" office:target-frame-name="_top" xlink:show="replace"><text:span text:style-name="T55">Lecture Video</text:span></text:a></text:p>
          </table:table-cell>
          <table:table-cell table:style-name="TableCell56">
            <text:p text:style-name="Normal">N/A</text:p>
          </table:table-cell>
        </table:table-row>
        <table:table-row table:style-name="TableRow57">
          <table:table-cell table:style-name="TableCell58">
            <text:p text:style-name="Normal">5</text:p>
          </table:table-cell>
          <table:table-cell table:style-name="TableCell59">
            <text:p text:style-name="Normal">9/10</text:p>
          </table:table-cell>
          <table:table-cell table:style-name="TableCell60">
            <text:p text:style-name="Normal">2.0 – Radiation Environments Part 2 – Alex Boyd (Slides 16-23)</text:p>
            <text:p text:style-name="Normal">2.1 – Derived Requirements Part 2 – Robert Reed (Slides 24-36)</text:p>
            <text:p text:style-name="Normal">2.2 - SPENVIS</text:p>
            <text:p text:style-name="Normal"/>
          </table:table-cell>
          <table:table-cell table:style-name="TableCell61">
            <text:p text:style-name="Normal"><text:span text:style-name="T62">Reading:<text:s/></text:span>TI Handbook: Chp. 2, pg. 28-37</text:p>
            <text:p text:style-name="P63"/>
            <text:p text:style-name="P64">Tools:</text:p>
            <text:p text:style-name="Normal"><text:a xlink:href="https://www.spenvis.oma.be" office:target-frame-name="_top" xlink:show="replace"><text:span text:style-name="Hyperlink">https://www.spenvis.oma.be</text:span></text:a></text:p>
            <text:p text:style-name="Normal"><text:a xlink:href="https://creme.isde.vanderbilt.edu" office:target-frame-name="_top" xlink:show="replace"><text:span text:style-name="Hyperlink">https://creme.isde.vanderbilt.edu</text:span></text:a></text:p>
            <text:p text:style-name="P65"/>
            <text:p text:style-name="Normal"><text:a xlink:href="https://1751071.kaf.kaltura.com/browseandembed/index/media/entryid/1_05t7i0fk/showDescription/false/showTitle/false/showTags/false/showDuration/false/showOwner/false/showUploadDate/false/playerSize/400x285/playerSkin/26683571/" office:target-frame-name="_top" xlink:show="replace"><text:span text:style-name="T66">Lecture Video</text:span></text:a></text:p>
          </table:table-cell>
          <table:table-cell table:style-name="TableCell67">
            <text:p text:style-name="P68">N/A</text:p>
            <text:p text:style-name="Normal"/>
          </table:table-cell>
        </table:table-row>
        <table:table-row table:style-name="TableRow69">
          <table:table-cell table:style-name="TableCell70">
            <text:p text:style-name="Normal">6</text:p>
          </table:table-cell>
          <table:table-cell table:style-name="TableCell71">
            <text:p text:style-name="Normal">9/12</text:p>
          </table:table-cell>
          <table:table-cell table:style-name="TableCell72">
            <text:p text:style-name="Normal">2.3 - CRÉME96 Part 1 (Slides)</text:p>
          </table:table-cell>
          <table:table-cell table:style-name="TableCell73">
            <text:p text:style-name="Normal"><text:span text:style-name="T74">Reading:<text:s/></text:span><text:a xlink:href="https://creme.isde.vanderbilt.edu/CREME-MC/help" office:target-frame-name="_top" xlink:show="replace"><text:span text:style-name="T75">https://creme.isde.vanderbilt.edu/CREME-MC/help</text:span></text:a><text:span text:style-name="T76"><text:s/></text:span></text:p>
            <text:p text:style-name="P77"/>
            <text:p text:style-name="Normal"><text:a xlink:href="https://1751071.kaf.kaltura.com/browseandembed/index/media/entryid/1_mnu3lezm/showDescription/false/showTitle/false/showTags/false/showDuration/false/showOwner/false/showUploadDate/false/playerSize/400x285/playerSkin/26683571/" office:target-frame-name="_top" xlink:show="replace"><text:span text:style-name="T78">Lecture Video</text:span></text:a></text:p>
          </table:table-cell>
          <table:table-cell table:style-name="TableCell79">
            <text:p text:style-name="Normal">N/A</text:p>
          </table:table-cell>
        </table:table-row>
        <table:table-row table:style-name="TableRow80">
          <table:table-cell table:style-name="TableCell81">
            <text:p text:style-name="Normal">7</text:p>
          </table:table-cell>
          <table:table-cell table:style-name="TableCell82">
            <text:p text:style-name="Normal">9/17</text:p>
          </table:table-cell>
          <table:table-cell table:style-name="TableCell83">
            <text:p text:style-name="Normal">2.3 - CRÉME96 Part 2 (Slides)</text:p>
            <text:p text:style-name="Normal">2.3 - CRÉME96 Activity</text:p>
            <text:p text:style-name="Normal"/>
          </table:table-cell>
          <table:table-cell table:style-name="TableCell84">
            <text:p text:style-name="Normal"><text:span text:style-name="T85">Reading:<text:s/></text:span>N/A</text:p>
          </table:table-cell>
          <table:table-cell table:style-name="TableCell86">
            <text:p text:style-name="P87">Mod 2: Radiation Environment (Quiz)</text:p>
          </table:table-cell>
        </table:table-row>
        <table:table-row table:style-name="TableRow88">
          <table:table-cell table:style-name="TableCell89">
            <text:p text:style-name="Normal">6</text:p>
          </table:table-cell>
          <table:table-cell table:style-name="TableCell90">
            <text:p text:style-name="Normal">9/19</text:p>
          </table:table-cell>
          <table:table-cell table:style-name="TableCell91">
            <text:p text:style-name="Normal">3.1 – SEE Basic Mechanisms</text:p>
          </table:table-cell>
          <table:table-cell table:style-name="TableCell92">
            <text:p text:style-name="Normal">TI Handbook: Chp. 4, pg. 47-74</text:p>
            <text:p text:style-name="Normal">Steve Buchner (NRL) – ARES Mod 2</text:p>
            <text:p text:style-name="Normal"><text:a xlink:href="http://www.srim.org/" office:target-frame-name="_top" xlink:show="replace"><text:span text:style-name="Hyperlink">http://www.srim.org/</text:span></text:a><text:line-break/></text:p>
          </table:table-cell>
          <table:table-cell table:style-name="TableCell93">
            <text:p text:style-name="P94">CRÉME96 (HW)</text:p>
          </table:table-cell>
        </table:table-row>
        <table:table-row table:style-name="TableRow95">
          <table:table-cell table:style-name="TableCell96">
            <text:p text:style-name="Normal">7</text:p>
          </table:table-cell>
          <table:table-cell table:style-name="TableCell97">
            <text:p text:style-name="Normal">9/24</text:p>
          </table:table-cell>
          <table:table-cell table:style-name="TableCell98">
            <text:p text:style-name="Normal">3.2 – Simulation of SEE Part 1</text:p>
          </table:table-cell>
          <table:table-cell table:style-name="TableCell99">
            <text:p text:style-name="Normal">T.B.D.</text:p>
          </table:table-cell>
          <table:table-cell table:style-name="TableCell100">
            <text:p text:style-name="Normal">N/A</text:p>
          </table:table-cell>
        </table:table-row>
        <table:table-row table:style-name="TableRow101">
          <table:table-cell table:style-name="TableCell102">
            <text:p text:style-name="Normal">8</text:p>
          </table:table-cell>
          <table:table-cell table:style-name="TableCell103">
            <text:p text:style-name="Normal">9/26</text:p>
          </table:table-cell>
          <table:table-cell table:style-name="TableCell104">
            <text:p text:style-name="Normal">3.3 – Simulation of SEE Part 2</text:p>
          </table:table-cell>
          <table:table-cell table:style-name="TableCell105">
            <text:p text:style-name="Normal">Guest Lecture</text:p>
          </table:table-cell>
          <table:table-cell table:style-name="TableCell106">
            <text:p text:style-name="Normal">Mod 3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>
        <style:background-fill draw:fill="solid"/>
      </style:paragraph-properties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Loveless, Daniel</meta:initial-creator>
    <dc:creator>Loveless, Daniel</dc:creator>
    <meta:creation-date>2024-09-16T15:07:00Z</meta:creation-date>
    <dc:date>2024-09-16T15:07:00Z</dc:date>
    <meta:template xlink:href="Normal.dotm" xlink:type="simple"/>
    <meta:editing-cycles>2</meta:editing-cycles>
    <meta:editing-duration>PT0S</meta:editing-duration>
    <meta:document-statistic meta:page-count="2" meta:paragraph-count="6" meta:word-count="459" meta:character-count="3071" meta:row-count="21" meta:non-whitespace-character-count="2618"/>
  </office:meta>
</office:document-meta>
</file>